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>
      <style:paragraph-properties fo:margin-top="0cm" fo:margin-bottom="0cm"/>
    </style:style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9">
      <style:paragraph-properties fo:margin-top="0cm" fo:margin-bottom="0cm"/>
    </style:style>
    <style:style style:name="P12" style:family="paragraph" style:parent-style-name="Text_20_body" style:list-style-name="L10">
      <style:paragraph-properties fo:margin-top="0cm" fo:margin-bottom="0cm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Standard">
      <style:paragraph-properties fo:margin-top="0cm" fo:margin-bottom="0.499cm"/>
    </style:style>
    <style:style style:name="P15" style:family="paragraph" style:parent-style-name="Standard">
      <style:paragraph-properties fo:margin-top="0cm" fo:margin-bottom="0cm"/>
      <style:text-properties fo:font-size="2pt" style:font-size-asian="2pt" style:font-size-complex="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../Rishabhporwal/Acadgild_Hadoop_Assignment_16.2/search" xlink:type="simple"/>
        <form:form form:apply-filter="true" form:method="post" form:control-implementation="ooo:com.sun.star.form.component.Form" office:target-frame="" xlink:href="../../../../../../logout" xlink:type="simple"/>
        <form:form form:apply-filter="true" form:method="post" form:control-implementation="ooo:com.sun.star.form.component.Form" office:target-frame="" xlink:href="../../../../../../notifications/subscribe" xlink:type="simple"/>
        <form:form form:apply-filter="true" form:method="post" form:control-implementation="ooo:com.sun.star.form.component.Form" office:target-frame="" xlink:href="../../../../../../notifications/subscribe" xlink:type="simple"/>
        <form:form form:apply-filter="true" form:method="post" form:control-implementation="ooo:com.sun.star.form.component.Form" office:target-frame="" xlink:href="../../../../../../Rishabhporwal/Acadgild_Hadoop_Assignment_16.2/star" xlink:type="simple"/>
        <form:form form:apply-filter="true" form:method="post" form:control-implementation="ooo:com.sun.star.form.component.Form" office:target-frame="" xlink:href="../../../../../../Rishabhporwal/Acadgild_Hadoop_Assignment_16.2/star" xlink:type="simple"/>
        <form:form form:apply-filter="true" form:method="post" form:control-implementation="ooo:com.sun.star.form.component.Form" office:target-frame="" xlink:href="../../../../../../Rishabhporwal/Acadgild_Hadoop_Assignment_16.2/fork" xlink:type="simple"/>
        <form:form form:apply-filter="true" form:method="post" form:control-implementation="ooo:com.sun.star.form.component.Form" office:target-frame="" xlink:href="../../../../../../Rishabhporwal/Acadgild_Hadoop_Assignment_16.2/edit/master/Assignment%252016.2.txt" xlink:type="simple"/>
        <form:form form:apply-filter="true" form:method="post" form:control-implementation="ooo:com.sun.star.form.component.Form" office:target-frame="" xlink:href="../../../../../../Rishabhporwal/Acadgild_Hadoop_Assignment_16.2/delete/master/Assignment%252016.2.txt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rite a hive UDF that implements functionality of string concat_ws(string SEP, array&lt;string&gt;).</text:p>
      <text:p text:style-name="Standard">This UDF will accept two arguments, one string and one array of string.</text:p>
      <text:p text:style-name="Standard">It will return a single string where all the elements of the array are separated by the SEP</text:p>
      <text:p text:style-name="Standard"/>
      <text:p text:style-name="Standard"/>
      <text:p text:style-name="Standard">Open Eclipse to create a new Java Project</text:p>
      <text:p text:style-name="Standard">----------------------------------------</text:p>
      <text:p text:style-name="Standard">package udf;</text:p>
      <text:p text:style-name="Standard"/>
      <text:p text:style-name="Standard">import org.apache.hadoop.hive.ql.exec.UDF;</text:p>
      <text:p text:style-name="Standard"/>
      <text:p text:style-name="Standard">public class Concat extends UDF</text:p>
      <text:p text:style-name="Standard">{</text:p>
      <text:p text:style-name="Standard"><text:tab/>public String evaluate (String SEP,String[] array) </text:p>
      <text:p text:style-name="Standard"><text:tab/>{</text:p>
      <text:p text:style-name="Standard"><text:tab/><text:tab/>if SEP == null || array == null) </text:p>
      <text:p text:style-name="Standard"><text:tab/><text:tab/>{</text:p>
      <text:p text:style-name="Standard"><text:tab/><text:tab/><text:tab/>return "Invalid Parameters.. aborting program";</text:p>
      <text:p text:style-name="Standard"><text:tab/><text:tab/>}</text:p>
      <text:p text:style-name="Standard"><text:tab/><text:tab/><text:tab/></text:p>
      <text:p text:style-name="Standard"><text:tab/><text:tab/>StringBuilder builder = new StringBuilder();</text:p>
      <text:p text:style-name="Standard"><text:tab/><text:tab/>int iter=0;</text:p>
      <text:p text:style-name="Standard"><text:tab/><text:tab/>for (String item in array){</text:p>
      <text:p text:style-name="Standard"><text:tab/><text:tab/>{</text:p>
      <text:p text:style-name="Standard"><text:tab/><text:tab/><text:tab/>builder.append(item);</text:p>
      <text:p text:style-name="Standard"><text:tab/><text:tab/><text:tab/>if(array[iter+1]!=null) </text:p>
      <text:p text:style-name="Standard"><text:s text:c="8"/>builder.append(SEP);</text:p>
      <text:p text:style-name="Standard"><text:tab/><text:tab/>}</text:p>
      <text:p text:style-name="Standard"><text:tab/><text:tab/>return builder.toString();</text:p>
      <text:p text:style-name="Standard"><text:tab/>}</text:p>
      <text:p text:style-name="Standard">}</text:p>
      <text:p text:style-name="Standard"/>
      <text:p text:style-name="Standard">Open Terminal,</text:p>
      <text:p text:style-name="Standard">Start all hadoop daemons using start-all.sh</text:p>
      <text:p text:style-name="Standard">Check if the the required services are working by jps</text:p>
      <text:p text:style-name="Standard">Start hive using </text:p>
      <text:p text:style-name="Standard">[acadgild@localhost ~]$ sudo service mysqld start</text:p>
      <text:p text:style-name="Standard">[sudo] password for acadgild: </text:p>
      <text:p text:style-name="Standard">Starting mysqld: <text:s text:c="42"/>[ <text:s/>OK <text:s/>]</text:p>
      <text:p text:style-name="Standard">[acadgild@localhost ~]$ hive start</text:p>
      <text:p text:style-name="Standard">Create a new table with array field</text:p>
      <text:p text:style-name="Standard">----------------------------------</text:p>
      <text:p text:style-name="Standard">hive&gt; use default;</text:p>
      <text:p text:style-name="Standard">OK</text:p>
      <text:p text:style-name="Standard">Time taken: 0.79 seconds</text:p>
      <text:p text:style-name="Standard"/>
      <text:p text:style-name="Standard">hive&gt; create table emp_proj(ename string, project array&lt;string&gt;) row format delimited fields terminated by ' ' collection items terminated by ',' lines terminated by '\n' stored as textfile;</text:p>
      <text:p text:style-name="Standard">OK</text:p>
      <text:p text:style-name="Standard">Time taken: 0.965 seconds</text:p>
      <text:p text:style-name="Standard"/>
      <text:p text:style-name="Standard">hive&gt; load data local inpath 'home/acadgild/hive/emp_proj.txt' into table emp_proj;</text:p>
      <text:p text:style-name="Standard"><text:soft-page-break/>Loading data to table default.emp_proj</text:p>
      <text:p text:style-name="Standard">Table default.emp_proj stats: [numFiles=1, totalSize=82]</text:p>
      <text:p text:style-name="Standard">OK</text:p>
      <text:p text:style-name="Standard">Time taken: 8.823 seconds</text:p>
      <text:p text:style-name="Standard"/>
      <text:p text:style-name="Standard">hive&gt; select * from emp_proj;</text:p>
      <text:p text:style-name="Standard">OK</text:p>
      <text:p text:style-name="Standard">ram<text:tab/>["proj1","proj2","proj3"]</text:p>
      <text:p text:style-name="Standard">deeraj<text:tab/>["proj3","proj4"]</text:p>
      <text:p text:style-name="Standard">sham<text:tab/>["proj1"]</text:p>
      <text:p text:style-name="Standard">geeta<text:tab/>NULL</text:p>
      <text:p text:style-name="Standard">seeta<text:tab/>["proj2","proj3","proj5"]</text:p>
      <text:p text:style-name="Standard">ram<text:tab/>["proj1","proj2","proj3"]</text:p>
      <text:p text:style-name="Standard">deeraj<text:tab/>["proj3","proj4"]</text:p>
      <text:p text:style-name="Standard">sham<text:tab/>["proj1"]</text:p>
      <text:p text:style-name="Standard">geeta<text:tab/>["proj"]</text:p>
      <text:p text:style-name="Standard">seeta<text:tab/>["proj2","proj3","proj5"]</text:p>
      <text:p text:style-name="Standard">Time taken: 1.011 seconds, Fetched: 10 row(s)</text:p>
      <text:p text:style-name="Standard"/>
      <text:p text:style-name="Standard"/>
      <text:p text:style-name="Standard"/>
      <text:p text:style-name="Standard">hive&gt; ADD JAR /home/acadgild/hive/HIVEUDF.jar;</text:p>
      <text:p text:style-name="Standard">Added [/home/acadgild/HIVEUDF.jar] to class path</text:p>
      <text:p text:style-name="Standard">Added resources: [/home/acadgild/HIVEUDF.jar]</text:p>
      <text:p text:style-name="Standard"/>
      <text:p text:style-name="Standard"/>
      <text:p text:style-name="Standard">hive&gt; CREATE TEMPORARY FUNCTION concat AS 'ConcatWS';</text:p>
      <text:p text:style-name="Standard">OK</text:p>
      <text:p text:style-name="Standard">Time taken: 0.141 seconds</text:p>
      <text:p text:style-name="Standard"/>
      <text:p text:style-name="Standard">hive&gt; select concat ('|', project) from emp_proj;</text:p>
      <text:p text:style-name="Standard">OK</text:p>
      <text:p text:style-name="Standard">proj1|proj2|proj3</text:p>
      <text:p text:style-name="Standard">proj3|proj4</text:p>
      <text:p text:style-name="Standard">proj1</text:p>
      <text:p text:style-name="Standard">proj2|proj3|proj5</text:p>
      <text:p text:style-name="Standard">proj1|proj2|proj3</text:p>
      <text:p text:style-name="Standard">proj3|proj4</text:p>
      <text:p text:style-name="Standard">proj1</text:p>
      <text:p text:style-name="Standard">proj</text:p>
      <text:p text:style-name="Standard">proj2|proj3|proj5</text:p>
      <text:p text:style-name="Standard">Time taken: 1.011 seconds, Fetched: 9 row(s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9T18:27:54.78</meta:creation-date>
    <meta:document-statistic meta:table-count="0" meta:image-count="0" meta:object-count="0" meta:page-count="2" meta:paragraph-count="79" meta:word-count="298" meta:character-count="2330"/>
    <dc:date>2017-07-09T23:45:45.77</dc:date>
    <meta:editing-duration>PT4H17M10S</meta:editing-duration>
    <meta:editing-cycles>1</meta:editing-cycles>
    <meta:generator>OpenOffice/4.1.3$Win32 OpenOffice.org_project/413m1$Build-9783</meta:generator>
  </office:meta>
</office:document-meta>
</file>